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3.547cm"/>
    </style:style>
    <style:style style:name="co3" style:family="table-column">
      <style:table-column-properties fo:break-before="auto" style:column-width="3.74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2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16">
            <text:p>15016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16">
            <text:p>40016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16">
            <text:p>60016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16">
            <text:p>85016</text:p>
          </table:table-cell>
          <table:table-cell office:value-type="float" office:value="90016">
            <text:p>90016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16">
            <text:p>130016</text:p>
          </table:table-cell>
          <table:table-cell office:value-type="float" office:value="135016">
            <text:p>135016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16">
            <text:p>150016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16">
            <text:p>170016</text:p>
          </table:table-cell>
          <table:table-cell office:value-type="float" office:value="175016">
            <text:p>175016</text:p>
          </table:table-cell>
          <table:table-cell office:value-type="float" office:value="180016">
            <text:p>180016</text:p>
          </table:table-cell>
          <table:table-cell office:value-type="float" office:value="185016">
            <text:p>185016</text:p>
          </table:table-cell>
          <table:table-cell office:value-type="float" office:value="190000">
            <text:p>190000</text:p>
          </table:table-cell>
          <table:table-cell office:value-type="float" office:value="195016">
            <text:p>195016</text:p>
          </table:table-cell>
          <table:table-cell office:value-type="float" office:value="200016">
            <text:p>200016</text:p>
          </table:table-cell>
          <table:table-cell office:value-type="float" office:value="205016">
            <text:p>205016</text:p>
          </table:table-cell>
          <table:table-cell office:value-type="float" office:value="210016">
            <text:p>210016</text:p>
          </table:table-cell>
          <table:table-cell office:value-type="float" office:value="215016">
            <text:p>215016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16">
            <text:p>250016</text:p>
          </table:table-cell>
          <table:table-cell office:value-type="float" office:value="255000">
            <text:p>255000</text:p>
          </table:table-cell>
          <table:table-cell office:value-type="float" office:value="260016">
            <text:p>260016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16">
            <text:p>290016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office:value-type="float" office:value="1248.75625805443">
            <text:p>1248,76</text:p>
          </table:table-cell>
          <table:table-cell table:number-columns-repeated="26" office:value-type="float" office:value="1163.85729130775">
            <text:p>1163,86</text:p>
          </table:table-cell>
          <table:table-cell table:number-columns-repeated="26" office:value-type="float" office:value="1156.46714888354">
            <text:p>1156,47</text:p>
          </table:table-cell>
          <table:table-cell table:number-columns-repeated="6" office:value-type="float" office:value="1146.64788984546">
            <text:p>1146,65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8" office:value-type="float" office:value="1">
            <text:p>1</text:p>
          </table:table-cell>
          <table:table-cell table:number-columns-repeated="51" office:value-type="float" office:value="2">
            <text:p>2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1160.28947528984">
            <text:p>1160,29</text:p>
          </table:table-cell>
          <table:table-cell table:number-columns-repeated="58"/>
        </table:table-row>
        <table:table-row table:style-name="ro1">
          <table:table-cell office:value-type="string">
            <text:p>Varianza:</text:p>
          </table:table-cell>
          <table:table-cell table:formula="oooc:=VAR([.B2:.BH2])" office:value-type="float" office:value="166.444060706529">
            <text:p>166,44</text:p>
          </table:table-cell>
          <table:table-cell table:number-columns-repeated="58"/>
        </table:table-row>
        <table:table-row table:style-name="ro1">
          <table:table-cell/>
          <table:table-cell>
            <draw:frame table:end-cell-address="Sheet1.H28" table:end-x="1.281cm" table:end-y="0.028cm" draw:z-index="0" svg:width="22.39cm" svg:height="9.1cm" svg:x="1.069cm" svg:y="0.411cm">
              <draw:object draw:notify-on-update-of-ranges="Sheet1.A1:Sheet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6">26/12/2007</text:date>, <text:time>18:4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12-26T18:46:08</meta:creation-date>
    <dc:creator>Hugo Meyer</dc:creator>
    <dc:date>2007-12-26T18:46:55</dc:date>
    <dc:language>es-E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6.8999996185303pt" style:font-family-asian="'Arial Unicode MS'" style:font-pitch-asian="variable" style:font-size-asian="16.8999996185303pt" style:font-family-complex="Tahoma" style:font-pitch-complex="variable" style:font-size-complex="16.899999618530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7.80000019073486pt" style:font-family-asian="'Arial Unicode MS'" style:font-pitch-asian="variable" style:font-size-asian="7.80000019073486pt" style:font-family-complex="Tahoma" style:font-pitch-complex="variable" style:font-size-complex="7.8000001907348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0000038146973pt" style:font-family-asian="'Arial Unicode MS'" style:font-pitch-asian="variable" style:font-size-asian="9.10000038146973pt" style:font-family-complex="Tahoma" style:font-pitch-complex="variable" style:font-size-complex="9.10000038146973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1.6999998092651pt" style:font-family-asian="'Arial Unicode MS'" style:font-pitch-asian="variable" style:font-size-asian="11.6999998092651pt" style:font-family-complex="Tahoma" style:font-pitch-complex="variable" style:font-size-complex="11.6999998092651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0000038146973pt" style:font-family-asian="'Arial Unicode MS'" style:font-pitch-asian="variable" style:font-size-asian="9.10000038146973pt" style:font-family-complex="Tahoma" style:font-pitch-complex="variable" style:font-size-complex="9.10000038146973pt"/>
    </style:style>
    <style:style style:name="ch8" style:family="chart">
      <style:graphic-properties svg:stroke-color="#993366" draw:fill-color="#993366"/>
      <style:text-properties fo:font-family="Arial" style:font-family-generic="swiss" style:font-pitch="variable" fo:font-size="7.80000019073486pt" style:font-family-asian="'Arial Unicode MS'" style:font-pitch-asian="variable" style:font-size-asian="7.80000019073486pt" style:font-family-complex="Tahoma" style:font-pitch-complex="variable" style:font-size-complex="7.80000019073486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22.391cm" svg:height="9.101cm" chart:class="chart:scatter" chart:style-name="ch1">
        <chart:title svg:x="8.967cm" svg:y="0.182cm" chart:style-name="ch2">
          <text:p>Tiempo vs Costo</text:p>
        </chart:title>
        <chart:legend chart:legend-position="end" svg:x="20.701cm" svg:y="4.307cm" chart:style-name="ch3"/>
        <chart:plot-area chart:style-name="ch4" table:cell-range-address="Sheet1.$A$1:.$BH$2" chart:data-source-has-labels="column" chart:table-number-list="0" svg:x="0.446cm" svg:y="1.215cm" svg:width="19.364cm" svg:height="7.704cm">
          <chart:axis chart:dimension="x" chart:name="primary-x" chart:style-name="ch5">
            <chart:title svg:x="10.001cm" svg:y="8.442cm" chart:style-name="ch6">
              <text:p>Tiempo</text:p>
            </chart:title>
            <chart:categories table:cell-range-address="local-table.A2:.A60"/>
          </chart:axis>
          <chart:axis chart:dimension="y" chart:name="primary-y" chart:style-name="ch7">
            <chart:title svg:x="0.446cm" svg:y="4.965cm" chart:style-name="ch6">
              <text:p>Costo</text:p>
            </chart:title>
            <chart:grid chart:class="major"/>
          </chart:axis>
          <chart:series chart:style-name="ch8">
            <chart:domain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</table:table-row>
          </table:table-header-rows>
          <table:table-rows>
            <table:table-row>
              <table:table-cell office:value-type="string">
                <text:p>Tiempo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16">
                <text:p>15016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16">
                <text:p>40016</text:p>
              </table:table-cell>
              <table:table-cell office:value-type="float" office:value="45000">
                <text:p>45000</text:p>
              </table:table-cell>
              <table:table-cell office:value-type="float" office:value="50000">
                <text:p>50000</text:p>
              </table:table-cell>
              <table:table-cell office:value-type="float" office:value="55000">
                <text:p>55000</text:p>
              </table:table-cell>
              <table:table-cell office:value-type="float" office:value="60016">
                <text:p>60016</text:p>
              </table:table-cell>
              <table:table-cell office:value-type="float" office:value="65000">
                <text:p>65000</text:p>
              </table:table-cell>
              <table:table-cell office:value-type="float" office:value="70000">
                <text:p>70000</text:p>
              </table:table-cell>
              <table:table-cell office:value-type="float" office:value="75000">
                <text:p>75000</text:p>
              </table:table-cell>
              <table:table-cell office:value-type="float" office:value="80000">
                <text:p>80000</text:p>
              </table:table-cell>
              <table:table-cell office:value-type="float" office:value="85016">
                <text:p>85016</text:p>
              </table:table-cell>
              <table:table-cell office:value-type="float" office:value="90016">
                <text:p>90016</text:p>
              </table:table-cell>
              <table:table-cell office:value-type="float" office:value="95000">
                <text:p>95000</text:p>
              </table:table-cell>
              <table:table-cell office:value-type="float" office:value="100000">
                <text:p>100000</text:p>
              </table:table-cell>
              <table:table-cell office:value-type="float" office:value="105000">
                <text:p>105000</text:p>
              </table:table-cell>
              <table:table-cell office:value-type="float" office:value="110000">
                <text:p>110000</text:p>
              </table:table-cell>
              <table:table-cell office:value-type="float" office:value="115000">
                <text:p>115000</text:p>
              </table:table-cell>
              <table:table-cell office:value-type="float" office:value="120000">
                <text:p>120000</text:p>
              </table:table-cell>
              <table:table-cell office:value-type="float" office:value="125000">
                <text:p>125000</text:p>
              </table:table-cell>
              <table:table-cell office:value-type="float" office:value="130016">
                <text:p>130016</text:p>
              </table:table-cell>
              <table:table-cell office:value-type="float" office:value="135016">
                <text:p>135016</text:p>
              </table:table-cell>
              <table:table-cell office:value-type="float" office:value="140000">
                <text:p>140000</text:p>
              </table:table-cell>
              <table:table-cell office:value-type="float" office:value="145000">
                <text:p>145000</text:p>
              </table:table-cell>
              <table:table-cell office:value-type="float" office:value="150016">
                <text:p>150016</text:p>
              </table:table-cell>
              <table:table-cell office:value-type="float" office:value="155000">
                <text:p>155000</text:p>
              </table:table-cell>
              <table:table-cell office:value-type="float" office:value="160000">
                <text:p>160000</text:p>
              </table:table-cell>
              <table:table-cell office:value-type="float" office:value="165000">
                <text:p>165000</text:p>
              </table:table-cell>
              <table:table-cell office:value-type="float" office:value="170016">
                <text:p>170016</text:p>
              </table:table-cell>
              <table:table-cell office:value-type="float" office:value="175016">
                <text:p>175016</text:p>
              </table:table-cell>
              <table:table-cell office:value-type="float" office:value="180016">
                <text:p>180016</text:p>
              </table:table-cell>
              <table:table-cell office:value-type="float" office:value="185016">
                <text:p>185016</text:p>
              </table:table-cell>
              <table:table-cell office:value-type="float" office:value="190000">
                <text:p>190000</text:p>
              </table:table-cell>
              <table:table-cell office:value-type="float" office:value="195016">
                <text:p>195016</text:p>
              </table:table-cell>
              <table:table-cell office:value-type="float" office:value="200016">
                <text:p>200016</text:p>
              </table:table-cell>
              <table:table-cell office:value-type="float" office:value="205016">
                <text:p>205016</text:p>
              </table:table-cell>
              <table:table-cell office:value-type="float" office:value="210016">
                <text:p>210016</text:p>
              </table:table-cell>
              <table:table-cell office:value-type="float" office:value="215016">
                <text:p>215016</text:p>
              </table:table-cell>
              <table:table-cell office:value-type="float" office:value="220000">
                <text:p>220000</text:p>
              </table:table-cell>
              <table:table-cell office:value-type="float" office:value="225000">
                <text:p>225000</text:p>
              </table:table-cell>
              <table:table-cell office:value-type="float" office:value="230000">
                <text:p>230000</text:p>
              </table:table-cell>
              <table:table-cell office:value-type="float" office:value="235000">
                <text:p>235000</text:p>
              </table:table-cell>
              <table:table-cell office:value-type="float" office:value="240000">
                <text:p>240000</text:p>
              </table:table-cell>
              <table:table-cell office:value-type="float" office:value="245000">
                <text:p>245000</text:p>
              </table:table-cell>
              <table:table-cell office:value-type="float" office:value="250016">
                <text:p>250016</text:p>
              </table:table-cell>
              <table:table-cell office:value-type="float" office:value="255000">
                <text:p>255000</text:p>
              </table:table-cell>
              <table:table-cell office:value-type="float" office:value="260016">
                <text:p>260016</text:p>
              </table:table-cell>
              <table:table-cell office:value-type="float" office:value="265000">
                <text:p>265000</text:p>
              </table:table-cell>
              <table:table-cell office:value-type="float" office:value="270000">
                <text:p>270000</text:p>
              </table:table-cell>
              <table:table-cell office:value-type="float" office:value="275000">
                <text:p>275000</text:p>
              </table:table-cell>
              <table:table-cell office:value-type="float" office:value="280000">
                <text:p>280000</text:p>
              </table:table-cell>
              <table:table-cell office:value-type="float" office:value="285000">
                <text:p>285000</text:p>
              </table:table-cell>
              <table:table-cell office:value-type="float" office:value="290016">
                <text:p>290016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248.75625805443">
                <text:p>1248.75625805443</text:p>
              </table:table-cell>
              <table:table-cell office:value-type="float" office:value="1163.85729130775">
                <text:p>1163.85729130775</text:p>
              </table:table-cell>
              <table:table-cell office:value-type="float" office:value="1163.85729130775">
                <text:p>1163.85729130775</text:p>
              </table:table-cell>
              <table:table-cell office:value-type="float" office:value="1163.85729130775">
                <text:p>1163.85729130775</text:p>
              </table:table-cell>
              <table:table-cell office:value-type="float" office:value="1163.85729130775">
                <text:p>1163.85729130775</text:p>
              </table:table-cell>
              <table:table-cell office:value-type="float" office:value="1163.85729130775">
                <text:p>1163.85729130775</text:p>
              </table:table-cell>
              <table:table-cell office:value-type="float" office:value="1163.85729130775">
                <text:p>1163.85729130775</text:p>
              </table:table-cell>
              <table:table-cell office:value-type="float" office:value="1163.85729130775">
                <text:p>1163.85729130775</text:p>
              </table:table-cell>
              <table:table-cell office:value-type="float" office:value="1163.85729130775">
                <text:p>1163.85729130775</text:p>
              </table:table-cell>
              <table:table-cell office:value-type="float" office:value="1163.85729130775">
                <text:p>1163.85729130775</text:p>
              </table:table-cell>
              <table:table-cell office:value-type="float" office:value="1163.85729130775">
                <text:p>1163.85729130775</text:p>
              </table:table-cell>
              <table:table-cell office:value-type="float" office:value="1163.85729130775">
                <text:p>1163.85729130775</text:p>
              </table:table-cell>
              <table:table-cell office:value-type="float" office:value="1163.85729130775">
                <text:p>1163.85729130775</text:p>
              </table:table-cell>
              <table:table-cell office:value-type="float" office:value="1163.85729130775">
                <text:p>1163.85729130775</text:p>
              </table:table-cell>
              <table:table-cell office:value-type="float" office:value="1163.85729130775">
                <text:p>1163.85729130775</text:p>
              </table:table-cell>
              <table:table-cell office:value-type="float" office:value="1163.85729130775">
                <text:p>1163.85729130775</text:p>
              </table:table-cell>
              <table:table-cell office:value-type="float" office:value="1163.85729130775">
                <text:p>1163.85729130775</text:p>
              </table:table-cell>
              <table:table-cell office:value-type="float" office:value="1163.85729130775">
                <text:p>1163.85729130775</text:p>
              </table:table-cell>
              <table:table-cell office:value-type="float" office:value="1163.85729130775">
                <text:p>1163.85729130775</text:p>
              </table:table-cell>
              <table:table-cell office:value-type="float" office:value="1163.85729130775">
                <text:p>1163.85729130775</text:p>
              </table:table-cell>
              <table:table-cell office:value-type="float" office:value="1163.85729130775">
                <text:p>1163.85729130775</text:p>
              </table:table-cell>
              <table:table-cell office:value-type="float" office:value="1163.85729130775">
                <text:p>1163.85729130775</text:p>
              </table:table-cell>
              <table:table-cell office:value-type="float" office:value="1163.85729130775">
                <text:p>1163.85729130775</text:p>
              </table:table-cell>
              <table:table-cell office:value-type="float" office:value="1163.85729130775">
                <text:p>1163.85729130775</text:p>
              </table:table-cell>
              <table:table-cell office:value-type="float" office:value="1163.85729130775">
                <text:p>1163.85729130775</text:p>
              </table:table-cell>
              <table:table-cell office:value-type="float" office:value="1163.85729130775">
                <text:p>1163.85729130775</text:p>
              </table:table-cell>
              <table:table-cell office:value-type="float" office:value="1163.85729130775">
                <text:p>1163.85729130775</text:p>
              </table:table-cell>
              <table:table-cell office:value-type="float" office:value="1156.46714888354">
                <text:p>1156.46714888354</text:p>
              </table:table-cell>
              <table:table-cell office:value-type="float" office:value="1156.46714888354">
                <text:p>1156.46714888354</text:p>
              </table:table-cell>
              <table:table-cell office:value-type="float" office:value="1156.46714888354">
                <text:p>1156.46714888354</text:p>
              </table:table-cell>
              <table:table-cell office:value-type="float" office:value="1156.46714888354">
                <text:p>1156.46714888354</text:p>
              </table:table-cell>
              <table:table-cell office:value-type="float" office:value="1156.46714888354">
                <text:p>1156.46714888354</text:p>
              </table:table-cell>
              <table:table-cell office:value-type="float" office:value="1156.46714888354">
                <text:p>1156.46714888354</text:p>
              </table:table-cell>
              <table:table-cell office:value-type="float" office:value="1156.46714888354">
                <text:p>1156.46714888354</text:p>
              </table:table-cell>
              <table:table-cell office:value-type="float" office:value="1156.46714888354">
                <text:p>1156.46714888354</text:p>
              </table:table-cell>
              <table:table-cell office:value-type="float" office:value="1156.46714888354">
                <text:p>1156.46714888354</text:p>
              </table:table-cell>
              <table:table-cell office:value-type="float" office:value="1156.46714888354">
                <text:p>1156.46714888354</text:p>
              </table:table-cell>
              <table:table-cell office:value-type="float" office:value="1156.46714888354">
                <text:p>1156.46714888354</text:p>
              </table:table-cell>
              <table:table-cell office:value-type="float" office:value="1156.46714888354">
                <text:p>1156.46714888354</text:p>
              </table:table-cell>
              <table:table-cell office:value-type="float" office:value="1156.46714888354">
                <text:p>1156.46714888354</text:p>
              </table:table-cell>
              <table:table-cell office:value-type="float" office:value="1156.46714888354">
                <text:p>1156.46714888354</text:p>
              </table:table-cell>
              <table:table-cell office:value-type="float" office:value="1156.46714888354">
                <text:p>1156.46714888354</text:p>
              </table:table-cell>
              <table:table-cell office:value-type="float" office:value="1156.46714888354">
                <text:p>1156.46714888354</text:p>
              </table:table-cell>
              <table:table-cell office:value-type="float" office:value="1156.46714888354">
                <text:p>1156.46714888354</text:p>
              </table:table-cell>
              <table:table-cell office:value-type="float" office:value="1156.46714888354">
                <text:p>1156.46714888354</text:p>
              </table:table-cell>
              <table:table-cell office:value-type="float" office:value="1156.46714888354">
                <text:p>1156.46714888354</text:p>
              </table:table-cell>
              <table:table-cell office:value-type="float" office:value="1156.46714888354">
                <text:p>1156.46714888354</text:p>
              </table:table-cell>
              <table:table-cell office:value-type="float" office:value="1156.46714888354">
                <text:p>1156.46714888354</text:p>
              </table:table-cell>
              <table:table-cell office:value-type="float" office:value="1156.46714888354">
                <text:p>1156.46714888354</text:p>
              </table:table-cell>
              <table:table-cell office:value-type="float" office:value="1156.46714888354">
                <text:p>1156.46714888354</text:p>
              </table:table-cell>
              <table:table-cell office:value-type="float" office:value="1156.46714888354">
                <text:p>1156.46714888354</text:p>
              </table:table-cell>
              <table:table-cell office:value-type="float" office:value="1156.46714888354">
                <text:p>1156.46714888354</text:p>
              </table:table-cell>
              <table:table-cell office:value-type="float" office:value="1156.46714888354">
                <text:p>1156.46714888354</text:p>
              </table:table-cell>
              <table:table-cell office:value-type="float" office:value="1146.64788984546">
                <text:p>1146.64788984546</text:p>
              </table:table-cell>
              <table:table-cell office:value-type="float" office:value="1146.64788984546">
                <text:p>1146.64788984546</text:p>
              </table:table-cell>
              <table:table-cell office:value-type="float" office:value="1146.64788984546">
                <text:p>1146.64788984546</text:p>
              </table:table-cell>
              <table:table-cell office:value-type="float" office:value="1146.64788984546">
                <text:p>1146.64788984546</text:p>
              </table:table-cell>
              <table:table-cell office:value-type="float" office:value="1146.64788984546">
                <text:p>1146.64788984546</text:p>
              </table:table-cell>
              <table:table-cell office:value-type="float" office:value="1146.64788984546">
                <text:p>1146.64788984546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